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4403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2*"/>
    </style:style>
    <style:style style:name="Table1.D" style:family="table-column">
      <style:table-column-properties style:column-width="1.8118in" style:rel-column-width="16389*"/>
    </style:style>
    <style:style style:name="Table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.D1" style:family="table-cell">
      <style:table-cell-properties fo:padding="0.0382in" fo:border="0.05pt solid #e6e6e6"/>
    </style:style>
    <style:style style:name="Table1.A2" style:family="table-cell">
      <style:table-cell-properties fo:padding="0.0382in" fo:border-left="0.05pt solid #e6e6e6" fo:border-right="none" fo:border-top="none" fo:border-bottom="0.05pt solid #e6e6e6"/>
    </style:style>
    <style:style style:name="Table1.D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1.616in" style:rel-column-width="14618*"/>
    </style:style>
    <style:style style:name="Table2.B" style:family="table-column">
      <style:table-column-properties style:column-width="3.5014in" style:rel-column-width="31674*"/>
    </style:style>
    <style:style style:name="Table2.C" style:family="table-column">
      <style:table-column-properties style:column-width="1.0493in" style:rel-column-width="9492*"/>
    </style:style>
    <style:style style:name="Table2.D" style:family="table-column">
      <style:table-column-properties style:column-width="1.0778in" style:rel-column-width="975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paragraph-rsid="00141d96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9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10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1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2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3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4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5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6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7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8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9" style:family="paragraph" style:parent-style-name="terp_5f_default_5f_Bold_5f_9">
      <style:paragraph-properties fo:margin-left="-0.0291in" fo:margin-right="0.0154in" fo:text-align="start" style:justify-single-word="false" fo:text-indent="0in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20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141d96" style:font-name-asian="AR PL ShanHeiSun Uni" style:font-size-asian="10pt" style:font-name-complex="Tahoma" style:font-size-complex="10pt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4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0"><text:text-input text:description="&lt;_(&quot;Recipient&quot;)&gt;">Recipient</text:text-input></text:p>
          </table:table-cell>
          <table:table-cell table:style-name="Table1.A1" office:value-type="string">
            <text:p text:style-name="P10"><text:text-input text:description="&lt;_(&quot;Date Done&quot;)&gt;">Date Done</text:text-input></text:p>
          </table:table-cell>
          <table:table-cell table:style-name="Table1.D1" office:value-type="string">
            <text:p text:style-name="P10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7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<text:text-input text:description="&lt;_(&quot;Manufacturer&quot;)&gt;">Manufacturer</text:text-input></text:p>
          </table:table-cell>
          <table:table-cell table:style-name="Table2.A1" office:value-type="string">
            <text:p text:style-name="P9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6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21"><text:text-input text:description="&lt;for each=&quot;quants in move_lines.reserved_quant_ids&quot;&gt;">&lt;for each="quants in move_lines.reserved_quant_ids"&gt;</text:text-input></text:p>
            <text:p text:style-name="P21"><text:text-input text:description="&lt;quants.lot_id.name&gt;">quants.lot_id.name</text:text-input></text:p>
            <text:p text:style-name="P6"><text:text-input text:description="&lt;/for&gt;">&lt;/for&gt;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9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8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8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346in" style:type="center"/>
          <style:tab-stop style:position="7.0701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nay Rana</meta:initial-creator>
    <meta:creation-date>2008-08-26T11:04:38</meta:creation-date>
    <dc:date>2015-09-24T01:24:11.479652222</dc:date>
    <meta:editing-cycles>620</meta:editing-cycles>
    <meta:editing-duration>P2DT15H32M2S</meta:editing-duration>
    <meta:document-statistic meta:table-count="3" meta:image-count="0" meta:object-count="0" meta:page-count="2" meta:paragraph-count="36" meta:word-count="289" meta:character-count="1897" meta:non-whitespace-character-count="179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